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0976in" svg:height="3.9949in" svg:x="9.6752in" svg:y="1.0772in">
            <draw:object draw:notify-on-update-of-ranges="Sheet1.A2:Sheet1.A20 Sheet1.B2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1/(temperature, K)</text:p>
          </table:table-cell>
          <table:table-cell office:value-type="string" calcext:value-type="string">
            <text:p>LN (delta_pressure, Pa)</text:p>
          </table:table-cell>
          <table:table-cell office:value-type="string" calcext:value-type="string">
            <text:p>temperature, K</text:p>
          </table:table-cell>
          <table:table-cell office:value-type="string" calcext:value-type="string">
            <text:p>delta_pressure, Pa</text:p>
          </table:table-cell>
          <table:table-cell office:value-type="string" calcext:value-type="string">
            <text:p>temperature, C</text:p>
          </table:table-cell>
          <table:table-cell office:value-type="string" calcext:value-type="string">
            <text:p>delta_pressure, mmHg</text:p>
          </table:table-cell>
          <table:table-cell table:number-columns-repeated="3"/>
        </table:table-row>
        <table:table-row table:style-name="ro1">
          <table:table-cell table:formula="of:=1/[.C2]" office:value-type="float" office:value="0.00338810774182619" calcext:value-type="float">
            <text:p>0.00338810774182619</text:p>
          </table:table-cell>
          <table:table-cell table:formula="of:=LN([.D2])" office:value-type="float" office:value="8.77824092502178" calcext:value-type="float">
            <text:p>8.77824092502178</text:p>
          </table:table-cell>
          <table:table-cell table:formula="of:=[.E2]+[.$H$4]" office:value-type="float" office:value="295.15" calcext:value-type="float">
            <text:p>295.15</text:p>
          </table:table-cell>
          <table:table-cell table:formula="of:=[.F2]*[.$H$2]" office:value-type="float" office:value="6491.44818" calcext:value-type="float">
            <text:p>6491.44818</text:p>
          </table:table-cell>
          <table:table-cell office:value-type="float" office:value="22" calcext:value-type="float">
            <text:p>22</text:p>
          </table:table-cell>
          <table:table-cell office:value-type="float" office:value="48.69" calcext:value-type="float">
            <text:p>48.69</text:p>
          </table:table-cell>
          <table:table-cell/>
          <table:table-cell office:value-type="float" office:value="133.322" calcext:value-type="float">
            <text:p>133.322</text:p>
          </table:table-cell>
          <table:table-cell office:value-type="string" calcext:value-type="string">
            <text:p>mmHg to Pa</text:p>
          </table:table-cell>
        </table:table-row>
        <table:table-row table:style-name="ro1">
          <table:table-cell table:formula="of:=1/[.C3]" office:value-type="float" office:value="0.00337666722944454" calcext:value-type="float">
            <text:p>0.00337666722944454</text:p>
          </table:table-cell>
          <table:table-cell table:formula="of:=LN([.D3])" office:value-type="float" office:value="8.83551343289815" calcext:value-type="float">
            <text:p>8.83551343289815</text:p>
          </table:table-cell>
          <table:table-cell table:formula="of:=[.E3]+[.$H$4]" office:value-type="float" office:value="296.15" calcext:value-type="float">
            <text:p>296.15</text:p>
          </table:table-cell>
          <table:table-cell table:formula="of:=[.F3]*[.$H$2]" office:value-type="float" office:value="6874.08232" calcext:value-type="float">
            <text:p>6874.08232</text:p>
          </table:table-cell>
          <table:table-cell office:value-type="float" office:value="23" calcext:value-type="float">
            <text:p>23</text:p>
          </table:table-cell>
          <table:table-cell office:value-type="float" office:value="51.56" calcext:value-type="float">
            <text:p>51.56</text:p>
          </table:table-cell>
          <table:table-cell table:number-columns-repeated="3"/>
        </table:table-row>
        <table:table-row table:style-name="ro1">
          <table:table-cell table:formula="of:=1/[.C4]" office:value-type="float" office:value="0.00336530371866061" calcext:value-type="float">
            <text:p>0.00336530371866061</text:p>
          </table:table-cell>
          <table:table-cell table:formula="of:=LN([.D4])" office:value-type="float" office:value="8.90933043952924" calcext:value-type="float">
            <text:p>8.90933043952924</text:p>
          </table:table-cell>
          <table:table-cell table:formula="of:=[.E4]+[.$H$4]" office:value-type="float" office:value="297.15" calcext:value-type="float">
            <text:p>297.15</text:p>
          </table:table-cell>
          <table:table-cell table:formula="of:=[.F4]*[.$H$2]" office:value-type="float" office:value="7400.70422" calcext:value-type="float">
            <text:p>7400.70422</text:p>
          </table:table-cell>
          <table:table-cell office:value-type="float" office:value="24" calcext:value-type="float">
            <text:p>24</text:p>
          </table:table-cell>
          <table:table-cell office:value-type="float" office:value="55.51" calcext:value-type="float">
            <text:p>55.51</text:p>
          </table:table-cell>
          <table:table-cell/>
          <table:table-cell office:value-type="float" office:value="273.15" calcext:value-type="float">
            <text:p>273.15</text:p>
          </table:table-cell>
          <table:table-cell office:value-type="string" calcext:value-type="string">
            <text:p>C to K</text:p>
          </table:table-cell>
        </table:table-row>
        <table:table-row table:style-name="ro1">
          <table:table-cell table:formula="of:=1/[.C5]" office:value-type="float" office:value="0.00335401643468053" calcext:value-type="float">
            <text:p>0.00335401643468053</text:p>
          </table:table-cell>
          <table:table-cell table:formula="of:=LN([.D5])" office:value-type="float" office:value="8.96247753609091" calcext:value-type="float">
            <text:p>8.96247753609091</text:p>
          </table:table-cell>
          <table:table-cell table:formula="of:=[.E5]+[.$H$4]" office:value-type="float" office:value="298.15" calcext:value-type="float">
            <text:p>298.15</text:p>
          </table:table-cell>
          <table:table-cell table:formula="of:=[.F5]*[.$H$2]" office:value-type="float" office:value="7804.66988" calcext:value-type="float">
            <text:p>7804.66988</text:p>
          </table:table-cell>
          <table:table-cell office:value-type="float" office:value="25" calcext:value-type="float">
            <text:p>25</text:p>
          </table:table-cell>
          <table:table-cell office:value-type="float" office:value="58.54" calcext:value-type="float">
            <text:p>58.54</text:p>
          </table:table-cell>
          <table:table-cell table:number-columns-repeated="3"/>
        </table:table-row>
        <table:table-row table:style-name="ro1">
          <table:table-cell table:formula="of:=1/[.C6]" office:value-type="float" office:value="0.00334280461307037" calcext:value-type="float">
            <text:p>0.00334280461307037</text:p>
          </table:table-cell>
          <table:table-cell table:formula="of:=LN([.D6])" office:value-type="float" office:value="9.01941765180118" calcext:value-type="float">
            <text:p>9.01941765180118</text:p>
          </table:table-cell>
          <table:table-cell table:formula="of:=[.E6]+[.$H$4]" office:value-type="float" office:value="299.15" calcext:value-type="float">
            <text:p>299.15</text:p>
          </table:table-cell>
          <table:table-cell table:formula="of:=[.F6]*[.$H$2]" office:value-type="float" office:value="8261.96434" calcext:value-type="float">
            <text:p>8261.96434</text:p>
          </table:table-cell>
          <table:table-cell office:value-type="float" office:value="26" calcext:value-type="float">
            <text:p>26</text:p>
          </table:table-cell>
          <table:table-cell office:value-type="float" office:value="61.97" calcext:value-type="float">
            <text:p>61.97</text:p>
          </table:table-cell>
          <table:table-cell table:number-columns-repeated="3"/>
        </table:table-row>
        <table:table-row table:style-name="ro1">
          <table:table-cell table:formula="of:=1/[.C7]" office:value-type="float" office:value="0.00333166749958354" calcext:value-type="float">
            <text:p>0.00333166749958354</text:p>
          </table:table-cell>
          <table:table-cell table:formula="of:=LN([.D7])" office:value-type="float" office:value="9.08090569633563" calcext:value-type="float">
            <text:p>9.08090569633563</text:p>
          </table:table-cell>
          <table:table-cell table:formula="of:=[.E7]+[.$H$4]" office:value-type="float" office:value="300.15" calcext:value-type="float">
            <text:p>300.15</text:p>
          </table:table-cell>
          <table:table-cell table:formula="of:=[.F7]*[.$H$2]" office:value-type="float" office:value="8785.9198" calcext:value-type="float">
            <text:p>8785.9198</text:p>
          </table:table-cell>
          <table:table-cell office:value-type="float" office:value="27" calcext:value-type="float">
            <text:p>27</text:p>
          </table:table-cell>
          <table:table-cell office:value-type="float" office:value="65.9" calcext:value-type="float">
            <text:p>65.9</text:p>
          </table:table-cell>
          <table:table-cell table:number-columns-repeated="3"/>
        </table:table-row>
        <table:table-row table:style-name="ro1">
          <table:table-cell table:formula="of:=1/[.C8]" office:value-type="float" office:value="0.0033206043499917" calcext:value-type="float">
            <text:p>0.0033206043499917</text:p>
          </table:table-cell>
          <table:table-cell table:formula="of:=LN([.D8])" office:value-type="float" office:value="9.12397099976647" calcext:value-type="float">
            <text:p>9.12397099976647</text:p>
          </table:table-cell>
          <table:table-cell table:formula="of:=[.E8]+[.$H$4]" office:value-type="float" office:value="301.15" calcext:value-type="float">
            <text:p>301.15</text:p>
          </table:table-cell>
          <table:table-cell table:formula="of:=[.F8]*[.$H$2]" office:value-type="float" office:value="9172.5536" calcext:value-type="float">
            <text:p>9172.5536</text:p>
          </table:table-cell>
          <table:table-cell office:value-type="float" office:value="28" calcext:value-type="float">
            <text:p>28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1">
          <table:table-cell table:formula="of:=1/[.C9]" office:value-type="float" office:value="0.00330961442991891" calcext:value-type="float">
            <text:p>0.00330961442991891</text:p>
          </table:table-cell>
          <table:table-cell table:formula="of:=LN([.D9])" office:value-type="float" office:value="9.18350063105466" calcext:value-type="float">
            <text:p>9.18350063105466</text:p>
          </table:table-cell>
          <table:table-cell table:formula="of:=[.E9]+[.$H$4]" office:value-type="float" office:value="302.15" calcext:value-type="float">
            <text:p>302.15</text:p>
          </table:table-cell>
          <table:table-cell table:formula="of:=[.F9]*[.$H$2]" office:value-type="float" office:value="9735.17244" calcext:value-type="float">
            <text:p>9735.17244</text:p>
          </table:table-cell>
          <table:table-cell office:value-type="float" office:value="29" calcext:value-type="float">
            <text:p>29</text:p>
          </table:table-cell>
          <table:table-cell office:value-type="float" office:value="73.02" calcext:value-type="float">
            <text:p>73.02</text:p>
          </table:table-cell>
          <table:table-cell table:number-columns-repeated="3"/>
        </table:table-row>
        <table:table-row table:style-name="ro1">
          <table:table-cell table:formula="of:=1/[.C10]" office:value-type="float" office:value="0.0032986970146792" calcext:value-type="float">
            <text:p>0.0032986970146792</text:p>
          </table:table-cell>
          <table:table-cell table:formula="of:=LN([.D10])" office:value-type="float" office:value="9.23670253837833" calcext:value-type="float">
            <text:p>9.23670253837833</text:p>
          </table:table-cell>
          <table:table-cell table:formula="of:=[.E10]+[.$H$4]" office:value-type="float" office:value="303.15" calcext:value-type="float">
            <text:p>303.15</text:p>
          </table:table-cell>
          <table:table-cell table:formula="of:=[.F10]*[.$H$2]" office:value-type="float" office:value="10267.12722" calcext:value-type="float">
            <text:p>10267.12722</text:p>
          </table:table-cell>
          <table:table-cell office:value-type="float" office:value="30" calcext:value-type="float">
            <text:p>30</text:p>
          </table:table-cell>
          <table:table-cell office:value-type="float" office:value="77.01" calcext:value-type="float">
            <text:p>77.01</text:p>
          </table:table-cell>
          <table:table-cell table:number-columns-repeated="3"/>
        </table:table-row>
        <table:table-row table:style-name="ro1">
          <table:table-cell table:formula="of:=1/[.C11]" office:value-type="float" office:value="0.00328785138911721" calcext:value-type="float">
            <text:p>0.00328785138911721</text:p>
          </table:table-cell>
          <table:table-cell table:formula="of:=LN([.D11])" office:value-type="float" office:value="9.29447396026788" calcext:value-type="float">
            <text:p>9.29447396026788</text:p>
          </table:table-cell>
          <table:table-cell table:formula="of:=[.E11]+[.$H$4]" office:value-type="float" office:value="304.15" calcext:value-type="float">
            <text:p>304.15</text:p>
          </table:table-cell>
          <table:table-cell table:formula="of:=[.F11]*[.$H$2]" office:value-type="float" office:value="10877.74198" calcext:value-type="float">
            <text:p>10877.74198</text:p>
          </table:table-cell>
          <table:table-cell office:value-type="float" office:value="31" calcext:value-type="float">
            <text:p>31</text:p>
          </table:table-cell>
          <table:table-cell office:value-type="float" office:value="81.59" calcext:value-type="float">
            <text:p>81.59</text:p>
          </table:table-cell>
          <table:table-cell table:number-columns-repeated="3"/>
        </table:table-row>
        <table:table-row table:style-name="ro1">
          <table:table-cell table:formula="of:=1/[.C12]" office:value-type="float" office:value="0.00327707684745207" calcext:value-type="float">
            <text:p>0.00327707684745207</text:p>
          </table:table-cell>
          <table:table-cell table:formula="of:=LN([.D12])" office:value-type="float" office:value="9.35187066468048" calcext:value-type="float">
            <text:p>9.35187066468048</text:p>
          </table:table-cell>
          <table:table-cell table:formula="of:=[.E12]+[.$H$4]" office:value-type="float" office:value="305.15" calcext:value-type="float">
            <text:p>305.15</text:p>
          </table:table-cell>
          <table:table-cell table:formula="of:=[.F12]*[.$H$2]" office:value-type="float" office:value="11520.35402" calcext:value-type="float">
            <text:p>11520.35402</text:p>
          </table:table-cell>
          <table:table-cell office:value-type="float" office:value="32" calcext:value-type="float">
            <text:p>32</text:p>
          </table:table-cell>
          <table:table-cell office:value-type="float" office:value="86.41" calcext:value-type="float">
            <text:p>86.41</text:p>
          </table:table-cell>
          <table:table-cell table:number-columns-repeated="3"/>
        </table:table-row>
        <table:table-row table:style-name="ro1">
          <table:table-cell table:formula="of:=1/[.C13]" office:value-type="float" office:value="0.00326637269312429" calcext:value-type="float">
            <text:p>0.00326637269312429</text:p>
          </table:table-cell>
          <table:table-cell table:formula="of:=LN([.D13])" office:value-type="float" office:value="9.40054509480661" calcext:value-type="float">
            <text:p>9.40054509480661</text:p>
          </table:table-cell>
          <table:table-cell table:formula="of:=[.E13]+[.$H$4]" office:value-type="float" office:value="306.15" calcext:value-type="float">
            <text:p>306.15</text:p>
          </table:table-cell>
          <table:table-cell table:formula="of:=[.F13]*[.$H$2]" office:value-type="float" office:value="12094.97184" calcext:value-type="float">
            <text:p>12094.97184</text:p>
          </table:table-cell>
          <table:table-cell office:value-type="float" office:value="33" calcext:value-type="float">
            <text:p>33</text:p>
          </table:table-cell>
          <table:table-cell office:value-type="float" office:value="90.72" calcext:value-type="float">
            <text:p>90.72</text:p>
          </table:table-cell>
          <table:table-cell table:number-columns-repeated="3"/>
        </table:table-row>
        <table:table-row table:style-name="ro1">
          <table:table-cell table:formula="of:=1/[.C14]" office:value-type="float" office:value="0.00325573823864561" calcext:value-type="float">
            <text:p>0.00325573823864561</text:p>
          </table:table-cell>
          <table:table-cell table:formula="of:=LN([.D14])" office:value-type="float" office:value="9.46220663085946" calcext:value-type="float">
            <text:p>9.46220663085946</text:p>
          </table:table-cell>
          <table:table-cell table:formula="of:=[.E14]+[.$H$4]" office:value-type="float" office:value="307.15" calcext:value-type="float">
            <text:p>307.15</text:p>
          </table:table-cell>
          <table:table-cell table:formula="of:=[.F14]*[.$H$2]" office:value-type="float" office:value="12864.23978" calcext:value-type="float">
            <text:p>12864.23978</text:p>
          </table:table-cell>
          <table:table-cell office:value-type="float" office:value="34" calcext:value-type="float">
            <text:p>34</text:p>
          </table:table-cell>
          <table:table-cell office:value-type="float" office:value="96.49" calcext:value-type="float">
            <text:p>96.49</text:p>
          </table:table-cell>
          <table:table-cell table:number-columns-repeated="3"/>
        </table:table-row>
        <table:table-row table:style-name="ro1">
          <table:table-cell table:formula="of:=1/[.C15]" office:value-type="float" office:value="0.00324517280545189" calcext:value-type="float">
            <text:p>0.00324517280545189</text:p>
          </table:table-cell>
          <table:table-cell table:formula="of:=LN([.D15])" office:value-type="float" office:value="9.51341701166365" calcext:value-type="float">
            <text:p>9.51341701166365</text:p>
          </table:table-cell>
          <table:table-cell table:formula="of:=[.E15]+[.$H$4]" office:value-type="float" office:value="308.15" calcext:value-type="float">
            <text:p>308.15</text:p>
          </table:table-cell>
          <table:table-cell table:formula="of:=[.F15]*[.$H$2]" office:value-type="float" office:value="13540.18232" calcext:value-type="float">
            <text:p>13540.18232</text:p>
          </table:table-cell>
          <table:table-cell office:value-type="float" office:value="35" calcext:value-type="float">
            <text:p>35</text:p>
          </table:table-cell>
          <table:table-cell office:value-type="float" office:value="101.56" calcext:value-type="float">
            <text:p>101.56</text:p>
          </table:table-cell>
          <table:table-cell table:number-columns-repeated="3"/>
        </table:table-row>
        <table:table-row table:style-name="ro1">
          <table:table-cell table:formula="of:=1/[.C16]" office:value-type="float" office:value="0.00323467572375869" calcext:value-type="float">
            <text:p>0.00323467572375869</text:p>
          </table:table-cell>
          <table:table-cell table:formula="of:=LN([.D16])" office:value-type="float" office:value="9.56466107285817" calcext:value-type="float">
            <text:p>9.56466107285817</text:p>
          </table:table-cell>
          <table:table-cell table:formula="of:=[.E16]+[.$H$4]" office:value-type="float" office:value="309.15" calcext:value-type="float">
            <text:p>309.15</text:p>
          </table:table-cell>
          <table:table-cell table:formula="of:=[.F16]*[.$H$2]" office:value-type="float" office:value="14252.1218" calcext:value-type="float">
            <text:p>14252.1218</text:p>
          </table:table-cell>
          <table:table-cell office:value-type="float" office:value="36" calcext:value-type="float">
            <text:p>36</text:p>
          </table:table-cell>
          <table:table-cell office:value-type="float" office:value="106.9" calcext:value-type="float">
            <text:p>106.9</text:p>
          </table:table-cell>
          <table:table-cell table:number-columns-repeated="3"/>
        </table:table-row>
        <table:table-row table:style-name="ro1">
          <table:table-cell table:formula="of:=1/[.C17]" office:value-type="float" office:value="0.0032242463324198" calcext:value-type="float">
            <text:p>0.0032242463324198</text:p>
          </table:table-cell>
          <table:table-cell table:formula="of:=LN([.D17])" office:value-type="float" office:value="9.6151870008655" calcext:value-type="float">
            <text:p>9.6151870008655</text:p>
          </table:table-cell>
          <table:table-cell table:formula="of:=[.E17]+[.$H$4]" office:value-type="float" office:value="310.15" calcext:value-type="float">
            <text:p>310.15</text:p>
          </table:table-cell>
          <table:table-cell table:formula="of:=[.F17]*[.$H$2]" office:value-type="float" office:value="14990.72568" calcext:value-type="float">
            <text:p>14990.72568</text:p>
          </table:table-cell>
          <table:table-cell office:value-type="float" office:value="37" calcext:value-type="float">
            <text:p>37</text:p>
          </table:table-cell>
          <table:table-cell office:value-type="float" office:value="112.44" calcext:value-type="float">
            <text:p>112.44</text:p>
          </table:table-cell>
          <table:table-cell table:number-columns-repeated="3"/>
        </table:table-row>
        <table:table-row table:style-name="ro1">
          <table:table-cell table:formula="of:=1/[.C18]" office:value-type="float" office:value="0.00321388397878837" calcext:value-type="float">
            <text:p>0.00321388397878837</text:p>
          </table:table-cell>
          <table:table-cell table:formula="of:=LN([.D18])" office:value-type="float" office:value="9.66641359078716" calcext:value-type="float">
            <text:p>9.66641359078716</text:p>
          </table:table-cell>
          <table:table-cell table:formula="of:=[.E18]+[.$H$4]" office:value-type="float" office:value="311.15" calcext:value-type="float">
            <text:p>311.15</text:p>
          </table:table-cell>
          <table:table-cell table:formula="of:=[.F18]*[.$H$2]" office:value-type="float" office:value="15778.6587" calcext:value-type="float">
            <text:p>15778.6587</text:p>
          </table:table-cell>
          <table:table-cell office:value-type="float" office:value="38" calcext:value-type="float">
            <text:p>38</text:p>
          </table:table-cell>
          <table:table-cell office:value-type="float" office:value="118.35" calcext:value-type="float">
            <text:p>118.35</text:p>
          </table:table-cell>
          <table:table-cell table:number-columns-repeated="3"/>
        </table:table-row>
        <table:table-row table:style-name="ro1">
          <table:table-cell table:formula="of:=1/[.C19]" office:value-type="float" office:value="0.00320358801858081" calcext:value-type="float">
            <text:p>0.00320358801858081</text:p>
          </table:table-cell>
          <table:table-cell table:formula="of:=LN([.D19])" office:value-type="float" office:value="9.7165909268566" calcext:value-type="float">
            <text:p>9.7165909268566</text:p>
          </table:table-cell>
          <table:table-cell table:formula="of:=[.E19]+[.$H$4]" office:value-type="float" office:value="312.15" calcext:value-type="float">
            <text:p>312.15</text:p>
          </table:table-cell>
          <table:table-cell table:formula="of:=[.F19]*[.$H$2]" office:value-type="float" office:value="16590.58968" calcext:value-type="float">
            <text:p>16590.58968</text:p>
          </table:table-cell>
          <table:table-cell office:value-type="float" office:value="39" calcext:value-type="float">
            <text:p>39</text:p>
          </table:table-cell>
          <table:table-cell office:value-type="float" office:value="124.44" calcext:value-type="float">
            <text:p>124.44</text:p>
          </table:table-cell>
          <table:table-cell table:number-columns-repeated="3"/>
        </table:table-row>
        <table:table-row table:style-name="ro1">
          <table:table-cell table:formula="of:=1/[.C20]" office:value-type="float" office:value="0.00319335781574325" calcext:value-type="float">
            <text:p>0.00319335781574325</text:p>
          </table:table-cell>
          <table:table-cell table:formula="of:=LN([.D20])" office:value-type="float" office:value="9.76933768069276" calcext:value-type="float">
            <text:p>9.76933768069276</text:p>
          </table:table-cell>
          <table:table-cell table:formula="of:=[.E20]+[.$H$4]" office:value-type="float" office:value="313.15" calcext:value-type="float">
            <text:p>313.15</text:p>
          </table:table-cell>
          <table:table-cell table:formula="of:=[.F20]*[.$H$2]" office:value-type="float" office:value="17489.17996" calcext:value-type="float">
            <text:p>17489.17996</text:p>
          </table:table-cell>
          <table:table-cell office:value-type="float" office:value="40" calcext:value-type="float">
            <text:p>40</text:p>
          </table:table-cell>
          <table:table-cell office:value-type="float" office:value="131.18" calcext:value-type="float">
            <text:p>131.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15:13.134331570</meta:creation-date>
    <dc:date>2024-02-16T16:34:11.183869996</dc:date>
    <meta:editing-duration>PT19M4S</meta:editing-duration>
    <meta:editing-cycles>1</meta:editing-cycles>
    <meta:document-statistic meta:table-count="1" meta:cell-count="124" meta:object-count="1"/>
    <meta:generator>LibreOffice/7.5.9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29cm" svg:height="10.148cm" xlink:href=".." xlink:type="simple" chart:class="chart:line" chart:style-name="ch1">
        <chart:legend chart:legend-position="end" svg:x="15.177cm" svg:y="4.775cm" style:legend-expansion="high" chart:style-name="ch2"/>
        <chart:plot-area chart:style-name="ch3" table:cell-range-address="Sheet1.A2:Sheet1.B20" chart:data-source-has-labels="column" svg:x="0.36cm" svg:y="0.202cm" svg:width="14.457cm" svg:height="9.744cm">
          <chart:coordinate-region svg:x="2.933cm" svg:y="0.402cm" svg:width="11.744cm" svg:height="6.583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0338810774182619">
                <text:p>0.00338810774182619</text:p>
                <draw:g>
                  <svg:desc>Sheet1.A2:Sheet1.A20</svg:desc>
                </draw:g>
              </table:table-cell>
              <table:table-cell office:value-type="float" office:value="8.77824092502178">
                <text:p>8.77824092502178</text:p>
                <draw:g>
                  <svg:desc>Sheet1.B2:Sheet1.B20</svg:desc>
                </draw:g>
              </table:table-cell>
            </table:table-row>
            <table:table-row>
              <table:table-cell office:value-type="float" office:value="0.00337666722944454">
                <text:p>0.00337666722944454</text:p>
              </table:table-cell>
              <table:table-cell office:value-type="float" office:value="8.83551343289815">
                <text:p>8.83551343289815</text:p>
              </table:table-cell>
            </table:table-row>
            <table:table-row>
              <table:table-cell office:value-type="float" office:value="0.00336530371866061">
                <text:p>0.00336530371866061</text:p>
              </table:table-cell>
              <table:table-cell office:value-type="float" office:value="8.90933043952924">
                <text:p>8.90933043952924</text:p>
              </table:table-cell>
            </table:table-row>
            <table:table-row>
              <table:table-cell office:value-type="float" office:value="0.00335401643468053">
                <text:p>0.00335401643468053</text:p>
              </table:table-cell>
              <table:table-cell office:value-type="float" office:value="8.96247753609091">
                <text:p>8.96247753609091</text:p>
              </table:table-cell>
            </table:table-row>
            <table:table-row>
              <table:table-cell office:value-type="float" office:value="0.00334280461307037">
                <text:p>0.00334280461307037</text:p>
              </table:table-cell>
              <table:table-cell office:value-type="float" office:value="9.01941765180118">
                <text:p>9.01941765180118</text:p>
              </table:table-cell>
            </table:table-row>
            <table:table-row>
              <table:table-cell office:value-type="float" office:value="0.00333166749958354">
                <text:p>0.00333166749958354</text:p>
              </table:table-cell>
              <table:table-cell office:value-type="float" office:value="9.08090569633563">
                <text:p>9.08090569633563</text:p>
              </table:table-cell>
            </table:table-row>
            <table:table-row>
              <table:table-cell office:value-type="float" office:value="0.0033206043499917">
                <text:p>0.0033206043499917</text:p>
              </table:table-cell>
              <table:table-cell office:value-type="float" office:value="9.12397099976647">
                <text:p>9.12397099976647</text:p>
              </table:table-cell>
            </table:table-row>
            <table:table-row>
              <table:table-cell office:value-type="float" office:value="0.00330961442991891">
                <text:p>0.00330961442991891</text:p>
              </table:table-cell>
              <table:table-cell office:value-type="float" office:value="9.18350063105466">
                <text:p>9.18350063105466</text:p>
              </table:table-cell>
            </table:table-row>
            <table:table-row>
              <table:table-cell office:value-type="float" office:value="0.0032986970146792">
                <text:p>0.0032986970146792</text:p>
              </table:table-cell>
              <table:table-cell office:value-type="float" office:value="9.23670253837833">
                <text:p>9.23670253837833</text:p>
              </table:table-cell>
            </table:table-row>
            <table:table-row>
              <table:table-cell office:value-type="float" office:value="0.00328785138911721">
                <text:p>0.00328785138911721</text:p>
              </table:table-cell>
              <table:table-cell office:value-type="float" office:value="9.29447396026788">
                <text:p>9.29447396026788</text:p>
              </table:table-cell>
            </table:table-row>
            <table:table-row>
              <table:table-cell office:value-type="float" office:value="0.00327707684745207">
                <text:p>0.00327707684745207</text:p>
              </table:table-cell>
              <table:table-cell office:value-type="float" office:value="9.35187066468048">
                <text:p>9.35187066468048</text:p>
              </table:table-cell>
            </table:table-row>
            <table:table-row>
              <table:table-cell office:value-type="float" office:value="0.00326637269312429">
                <text:p>0.00326637269312429</text:p>
              </table:table-cell>
              <table:table-cell office:value-type="float" office:value="9.40054509480661">
                <text:p>9.40054509480661</text:p>
              </table:table-cell>
            </table:table-row>
            <table:table-row>
              <table:table-cell office:value-type="float" office:value="0.00325573823864561">
                <text:p>0.00325573823864561</text:p>
              </table:table-cell>
              <table:table-cell office:value-type="float" office:value="9.46220663085946">
                <text:p>9.46220663085946</text:p>
              </table:table-cell>
            </table:table-row>
            <table:table-row>
              <table:table-cell office:value-type="float" office:value="0.00324517280545189">
                <text:p>0.00324517280545189</text:p>
              </table:table-cell>
              <table:table-cell office:value-type="float" office:value="9.51341701166365">
                <text:p>9.51341701166365</text:p>
              </table:table-cell>
            </table:table-row>
            <table:table-row>
              <table:table-cell office:value-type="float" office:value="0.00323467572375869">
                <text:p>0.00323467572375869</text:p>
              </table:table-cell>
              <table:table-cell office:value-type="float" office:value="9.56466107285817">
                <text:p>9.56466107285817</text:p>
              </table:table-cell>
            </table:table-row>
            <table:table-row>
              <table:table-cell office:value-type="float" office:value="0.0032242463324198">
                <text:p>0.0032242463324198</text:p>
              </table:table-cell>
              <table:table-cell office:value-type="float" office:value="9.6151870008655">
                <text:p>9.6151870008655</text:p>
              </table:table-cell>
            </table:table-row>
            <table:table-row>
              <table:table-cell office:value-type="float" office:value="0.00321388397878837">
                <text:p>0.00321388397878837</text:p>
              </table:table-cell>
              <table:table-cell office:value-type="float" office:value="9.66641359078716">
                <text:p>9.66641359078716</text:p>
              </table:table-cell>
            </table:table-row>
            <table:table-row>
              <table:table-cell office:value-type="float" office:value="0.00320358801858081">
                <text:p>0.00320358801858081</text:p>
              </table:table-cell>
              <table:table-cell office:value-type="float" office:value="9.7165909268566">
                <text:p>9.7165909268566</text:p>
              </table:table-cell>
            </table:table-row>
            <table:table-row>
              <table:table-cell office:value-type="float" office:value="0.00319335781574325">
                <text:p>0.00319335781574325</text:p>
              </table:table-cell>
              <table:table-cell office:value-type="float" office:value="9.76933768069276">
                <text:p>9.76933768069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